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ah Buchen</text:p>
      <text:p text:style-name="Standard">Midterm CS362 Winter 2019</text:p>
      <text:p text:style-name="Standard">Question 2:</text:p>
      <text:p text:style-name="Standard"/>
      <text:p text:style-name="Standard">srand(time(NULL)); <text:s/>// Seed ONCE</text:p>
      <text:p text:style-name="Standard"/>
      <text:p text:style-name="Standard">void testRemoveAll() {</text:p>
      <text:p text:style-name="Standard"/>
      <text:p text:style-name="Standard"><text:tab/>//TEST #1</text:p>
      <text:p text:style-name="Standard"><text:tab/>//test on empty container</text:p>
      <text:p text:style-name="Standard"><text:tab/>container *emptyC = newContainer();</text:p>
      <text:p text:style-name="Standard"><text:tab/>//removeAll</text:p>
      <text:p text:style-name="Standard"><text:tab/>removeAll(1, emptyC);</text:p>
      <text:p text:style-name="Standard"><text:tab/>//asserts</text:p>
      <text:p text:style-name="Standard"><text:tab/>assert(get(1, emptyC) == 0);</text:p>
      <text:p text:style-name="Standard"><text:tab/>assert(size(emptyC) == 0);</text:p>
      <text:p text:style-name="Standard"/>
      <text:p text:style-name="Standard"><text:tab/>//TEST #2</text:p>
      <text:p text:style-name="Standard"><text:tab/>//test on container that is full of a single number</text:p>
      <text:p text:style-name="Standard"><text:tab/>container *repeatingC = newContainer();</text:p>
      <text:p text:style-name="Standard"><text:tab/>//fill with one random number</text:p>
      <text:p text:style-name="Standard"><text:tab/>int oneRand = random();</text:p>
      <text:p text:style-name="Standard"><text:tab/>//because no usage for the container was specified I went with a large boundary</text:p>
      <text:p text:style-name="Standard"><text:tab/>for (int i = 0; i &lt; INT32_MAX; ++i) {</text:p>
      <text:p text:style-name="Standard"><text:tab/><text:tab/>add(oneRand, repeatingC);</text:p>
      <text:p text:style-name="Standard"><text:tab/>}</text:p>
      <text:p text:style-name="Standard"><text:tab/>//removeAll</text:p>
      <text:p text:style-name="Standard"><text:tab/>removeAll(oneRand, repeatingC);</text:p>
      <text:p text:style-name="Standard"><text:tab/>//asserts</text:p>
      <text:p text:style-name="Standard"><text:tab/>assert(get(oneRand, repeatingC) == 0);</text:p>
      <text:p text:style-name="Standard"><text:tab/>assert(size(repeatingC) == 0)</text:p>
      <text:p text:style-name="Standard"/>
      <text:p text:style-name="Standard"><text:tab/>//TEST #3</text:p>
      <text:p text:style-name="Standard"><text:tab/>//test on a container containing random numbers</text:p>
      <text:p text:style-name="Standard"><text:tab/>container *randomC = newContainer();</text:p>
      <text:p text:style-name="Standard"><text:tab/>//fill with random numbers</text:p>
      <text:p text:style-name="Standard"><text:tab/>for (int i = 0; i &lt; INT32_MAX; ++i) {</text:p>
      <text:p text:style-name="Standard"><text:tab/><text:tab/>int rand = random();</text:p>
      <text:p text:style-name="Standard"><text:tab/><text:tab/>add(rand, randomC);</text:p>
      <text:p text:style-name="Standard"><text:tab/>}</text:p>
      <text:p text:style-name="Standard"><text:tab/>//create more random numbers until match is found with get</text:p>
      <text:p text:style-name="Standard"><text:tab/>int toRemove = random();</text:p>
      <text:p text:style-name="Standard"><text:tab/>while(get(toRemove, randomC) == 0){</text:p>
      <text:p text:style-name="Standard"><text:tab/><text:tab/>int toRemove = random();</text:p>
      <text:p text:style-name="Standard"><text:tab/>}</text:p>
      <text:p text:style-name="Standard"><text:tab/>//this insures that removeAll can best find instances of the number within the container not just the edges</text:p>
      <text:p text:style-name="Standard"><text:tab/>//removeAll</text:p>
      <text:p text:style-name="Standard"><text:tab/>removeAll(toRemove, randomC);</text:p>
      <text:p text:style-name="Standard"><text:soft-page-break/><text:tab/>//asserts</text:p>
      <text:p text:style-name="Standard"><text:tab/>assert(get(oneRand, repeatingC) == 0)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26:22.335113494</meta:creation-date>
    <dc:date>2019-02-17T21:32:25.122801876</dc:date>
    <meta:editing-duration>PT4M1S</meta:editing-duration>
    <meta:editing-cycles>1</meta:editing-cycles>
    <meta:document-statistic meta:table-count="0" meta:image-count="0" meta:object-count="0" meta:page-count="2" meta:paragraph-count="46" meta:word-count="183" meta:character-count="1252" meta:non-whitespace-character-count="1070"/>
    <meta:generator>LibreOffice/6.0.7.3$Linux_X86_64 LibreOffice_project/00m0$Build-3</meta:generator>
  </office:meta>
</office:document-meta>
</file>